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8" office:value-type="string" office:string-value="Transport Execution Plan. Details">
            <text:p>Transport Execution Plan. Details</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UBL Version Identifier. Identifier">
            <text:p>Transport Execution Plan. UBL Vers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Customization Identifier. Identifier">
            <text:p>Transport Execution Plan. Customiza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Profile Identifier. Identifier">
            <text:p>Transport Execution Plan. Profile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Profile Execution Identifier. Identifier">
            <text:p>Transport Execution Plan. Profile Execu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Identifier">
            <text:p>Transport Execution Pla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Version. Identifier">
            <text:p>Transport Execution Plan. Versio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the current version of the Transport Execution Plan.">
            <text:p>Indicates the current version of the Transport Execution Plan.</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Copy_ Indicator. Indicator">
            <text:p>Transport Execution Plan. Copy_ Indicator. Indicato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UUID. Identifier">
            <text:p>Transport Execution Plan. UUID.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Issue Date. Date">
            <text:p>Transport Execution Plan. Issue Date. Dat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Issue Time. Time">
            <text:p>Transport Execution Plan. Issue Time. Tim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Document Status Code. Code">
            <text:p>Transport Execution Plan. Document Status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Document Status Reason Code. Code">
            <text:p>Transport Execution Plan. Document Status Reason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a Transport Execution Plan.">
            <text:p>A code signifying a reason associated with the status of a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Document Status Reason Description. Text">
            <text:p>Transport Execution Plan. Document Status Reason Description.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for the status assigned to the Transport Execution Plan, expressed in text.">
            <text:p>A reason for the status assigned to the Transport Execution Plan, expressed in tex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Note. Text">
            <text:p>Transport Execution Plan. Note.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Transport User_ Remarks. Text">
            <text:p>Transport Execution Plan. Transport Us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9" office:value-type="string" office:string-value="Transport Execution Plan. Transport Service Provider_ Remarks. Text">
            <text:p>Transport Execution Plan. Transport Service Provid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8]&lt;&gt;&quot;&quot;;CONCATENATE([.F18];&quot; &quot;;[.G18]);[.G18])"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10" office:string-value="Transport Execution Plan. Sender_ Party. Party">
            <text:p>Transport Execution Plan. Sen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is document (can be either the transport user or the transport service provider).">
            <text:p>The party send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10" office:string-value="Transport Execution Plan. Receiver_ Party. Party">
            <text:p>Transport Execution Plan. Receiv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is document (can be either the transport user or the transport service provider).">
            <text:p>The party receiv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10" office:string-value="Transport Execution Plan. Transport User_ Party. Party">
            <text:p>Transport Execution Plan. Transport Us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 from a transport service provider.">
            <text:p>The party requesting the transport service from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10" office:string-value="Transport Execution Plan. Transport Service Provider_ Party. Party">
            <text:p>Transport Execution Plan. Transport Service Provi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offering the transport service based upon a request from a transport user.">
            <text:p>The party offering the transport service based upon a request from a transport us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10" office:string-value="Transport Execution Plan. Bill To_ Party. Party">
            <text:p>Transport Execution Plan. Bill To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Bill To">
            <text:p>Bill To</text:p>
          </table:table-cell>
          <table:table-cell table:style-name="ce10" office:value-type="string" office:string-value=""/>
          <table:table-cell table:style-name="ce10" office:value-type="string" office:string-value=""/>
          <table:table-cell table:formula="of:=[.M2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party that will pay for the transport service(s) provided in a Transport Execution Plan">
            <text:p>Describes the party that will pay for the transport service(s) provided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10" office:string-value="Transport Execution Plan. Signature">
            <text:p>Transport Execution Plan. Signature</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10" office:string-value="Transport Execution Plan. Transport Execution Plan Request_ Document Reference. Document Reference">
            <text:p>Transport Execution Plan. Transport Execution Plan Request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Transport Execution Plan Request.">
            <text:p>A reference to a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Transport Execution Plan_ Document Reference. Document Reference">
            <text:p>Transport Execution Plan. Transport Execution Pla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text:p>A reference to an original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Transport Service Description_ Document Reference. Document Reference">
            <text:p>Transport Execution Plan. Transport Service Descriptio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Transport Execution Plan. Additional_ Document Reference. Document Reference">
            <text:p>Transport Execution Plan. Additional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10" office:string-value="Transport Execution Plan. Transport_ Contract. Contract">
            <text:p>Transport Execution Plan. Transport_ Contract. Contract</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contract related to the Transport Execution Plan.">
            <text:p>A contract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10" office:string-value="Transport Execution Plan. Transport Service Provider Response Required_ Period. Period">
            <text:p>Transport Execution Plan. Transport Service Provid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Response Required">
            <text:p>Transport Service Provider Response Required</text:p>
          </table:table-cell>
          <table:table-cell table:style-name="ce10" office:value-type="string" office:string-value=""/>
          <table:table-cell table:style-name="ce10" office:value-type="string" office:string-value=""/>
          <table:table-cell table:formula="of:=[.M30]"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10" office:string-value="Transport Execution Plan. Transport User Response Required_ Period. Period">
            <text:p>Transport Execution Plan. Transport Us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Response Required">
            <text:p>Transport User Response Required</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10" office:string-value="Transport Execution Plan. Validity_ Period. Period">
            <text:p>Transport Execution Plan. Validity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Transport Execution Plan is valid.">
            <text:p>A period during which the Transport Execution Plan is vali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10" office:string-value="Transport Execution Plan. Main_ Transportation Service. Transportation Service">
            <text:p>Transport Execution Plan. Main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33]"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ption of the main transportation service referenced in the Transport Execution Plan.">
            <text:p>Description of the main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10" office:string-value="Transport Execution Plan. Additional_ Transportation Service. Transportation Service">
            <text:p>Transport Execution Plan. Additional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4]"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text:p>A description of an additional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10" office:string-value="Transport Execution Plan. Service Start Time_ Period. Period">
            <text:p>Transport Execution Plan. Service Start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 must begin.">
            <text:p>The period within which the service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10" office:string-value="Transport Execution Plan. Service End Time_ Period. Period">
            <text:p>Transport Execution Plan. Service End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6]"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 must be completed.">
            <text:p>The period during which the service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10" office:string-value="Transport Execution Plan. From_ Location. Location">
            <text:p>Transport Execution Plan. From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7]"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text:p>The location of origin of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10" office:string-value="Transport Execution Plan. To_ Location. Location">
            <text:p>Transport Execution Plan. To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8]"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text:p>The destination location for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10" office:string-value="Transport Execution Plan. At_ Location. Location">
            <text:p>Transport Execution Plan. At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9]"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10" office:string-value="Transport Execution Plan. Transport Execution Terms">
            <text:p>Transport Execution Plan. Transport Execution Terms</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text:p>A description of terms and conditions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10" office:string-value="Transport Execution Plan. Consignment">
            <text:p>Transport Execution Plan. Consignment</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